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3DD000002B7A341B4E63C80C89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34.884cm" svg:height="24.513cm" svg:x="-5.7cm" svg:y="3.187cm">
          <draw:image xlink:href="Pictures/10000200000003DD000002B7A341B4E63C80C89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10T12:03:25.155761512</dc:date>
    <meta:editing-duration>PT1M8S</meta:editing-duration>
    <meta:editing-cycles>1</meta:editing-cycles>
    <meta:document-statistic meta:object-count="1"/>
    <meta:generator>LibreOffice/5.2.2.2$Linux_X86_64 LibreOffice_project/20m0$Build-2</meta:generator>
  </office:meta>
</office:document-meta>
</file>